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8b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、虚拟化</text:p>
      <text:p text:style-name="Standard"/>
      <text:p text:style-name="Standard"><text:s text:c="4"/>虚拟化分为二种类型</text:p>
      <text:p text:style-name="Standard"/>
      <text:p text:style-name="Standard">类型一：裸机上先运行虚拟机监控程序，操作系统运行在创建的虚拟机中。这一类虚拟机监控程序一般会提供一个具有一定特权的特殊虚拟机。Xen以及基于Xen的xenserver，VMware ESX/ESXi，微软的Hyper-V。</text:p>
      <text:p text:style-name="Standard"/>
      <text:p text:style-name="Standard">类型二：裸机上先运行一般意义的操作系统（也就是宿主机操作系统），虚拟机监控程序作为特殊的应用程序，可以视作操作系统功能的扩展。KVM， VMware Workstation，Vi<text:span text:style-name="T1">rtualBox。</text:span></text:p>
      <text:p text:style-name="Standard"/>
      <text:p text:style-name="Standard">2、存储</text:p>
      <text:p text:style-name="Standard"/>
      <text:p text:style-name="Standard">NAS-》SAN-》存储集群</text:p>
      <text:p text:style-name="Standard"/>
      <text:p text:style-name="Standard">3、网络</text:p>
      <text:p text:style-name="Standard"/>
      <text:p text:style-name="Standard">VLAN-》VXlan-》SD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7-04-26T09:02:38.964860573</meta:creation-date>
    <meta:generator>LibreOffice/4.2.8.2$Linux_X86_64 LibreOffice_project/420m0$Build-2</meta:generator>
    <dc:date>2017-04-26T09:24:57.849044409</dc:date>
    <dc:creator>clouder </dc:creator>
    <meta:editing-duration>PT1M50S</meta:editing-duration>
    <meta:editing-cycles>3</meta:editing-cycles>
    <meta:document-statistic meta:table-count="0" meta:image-count="0" meta:object-count="0" meta:page-count="1" meta:paragraph-count="8" meta:word-count="185" meta:character-count="265" meta:non-whitespace-character-count="258"/>
  </office:meta>
</office:document-meta>
</file>